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47534" officeooo:paragraph-rsid="0003ebf8"/>
    </style:style>
    <style:style style:name="P2" style:family="paragraph" style:parent-style-name="Standard">
      <style:text-properties officeooo:rsid="00047534" officeooo:paragraph-rsid="0005b8cd"/>
    </style:style>
    <style:style style:name="P3" style:family="paragraph" style:parent-style-name="Standard">
      <style:paragraph-properties fo:text-align="center" style:justify-single-word="false"/>
      <style:text-properties fo:font-weight="bold" officeooo:rsid="000cf433" officeooo:paragraph-rsid="0003ebf8" style:font-weight-asian="bold" style:font-weight-complex="bold"/>
    </style:style>
    <style:style style:name="P4" style:family="paragraph" style:parent-style-name="Standard">
      <style:text-properties officeooo:rsid="00034ba6" officeooo:paragraph-rsid="0003ebf8"/>
    </style:style>
    <style:style style:name="P5" style:family="paragraph" style:parent-style-name="Standard">
      <style:text-properties officeooo:rsid="00034ba6" officeooo:paragraph-rsid="0005b8cd"/>
    </style:style>
    <style:style style:name="P6" style:family="paragraph" style:parent-style-name="Standard">
      <style:text-properties officeooo:rsid="000676fb" officeooo:paragraph-rsid="0003ebf8"/>
    </style:style>
    <style:style style:name="P7" style:family="paragraph" style:parent-style-name="Standard">
      <style:text-properties officeooo:rsid="0004427a" officeooo:paragraph-rsid="0003ebf8"/>
    </style:style>
    <style:style style:name="P8" style:family="paragraph" style:parent-style-name="Standard">
      <style:text-properties officeooo:rsid="0004427a" officeooo:paragraph-rsid="0005b8cd"/>
    </style:style>
    <style:style style:name="P9" style:family="paragraph" style:parent-style-name="Standard">
      <style:text-properties officeooo:rsid="0003ebf8" officeooo:paragraph-rsid="0003ebf8"/>
    </style:style>
    <style:style style:name="P10" style:family="paragraph" style:parent-style-name="Standard">
      <style:text-properties officeooo:rsid="0003ebf8" officeooo:paragraph-rsid="0005b8cd"/>
    </style:style>
    <style:style style:name="P11" style:family="paragraph" style:parent-style-name="Standard">
      <style:text-properties officeooo:rsid="0005b8cd" officeooo:paragraph-rsid="0005b8cd"/>
    </style:style>
    <style:style style:name="T1" style:family="text">
      <style:text-properties officeooo:rsid="001242d1"/>
    </style:style>
    <style:style style:name="T2" style:family="text">
      <style:text-properties officeooo:rsid="000676fb"/>
    </style:style>
    <style:style style:name="T3" style:family="text">
      <style:text-properties officeooo:rsid="001006fe"/>
    </style:style>
    <style:style style:name="T4" style:family="text">
      <style:text-properties officeooo:rsid="0004427a"/>
    </style:style>
    <style:style style:name="T5" style:family="text">
      <style:text-properties officeooo:rsid="0003eb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ample Prompts - <text:span text:style-name="T5">2</text:span></text:p>
      <text:p text:style-name="P4"/>
      <text:p text:style-name="P4"/>
      <text:p text:style-name="P6">Examples</text:p>
      <text:p text:style-name="P4">------------------------------------------------------------------------</text:p>
      <text:p text:style-name="P4">Rate the answer to the question.</text:p>
      <text:p text:style-name="P4"/>
      <text:p text:style-name="P4">Question:</text:p>
      <text:p text:style-name="P4">What is the purpose of the "const" keyword in C++? Provide examples.</text:p>
      <text:p text:style-name="P7"/>
      <text:p text:style-name="P7">Max<text:span text:style-name="T2">imum</text:span> score:</text:p>
      <text:p text:style-name="P9">3</text:p>
      <text:p text:style-name="P7"/>
      <text:p text:style-name="P7"><text:span text:style-name="T3">Scoring guide</text:span>:</text:p>
      <text:p text:style-name="P7">2 points – The "const" keyword in C++ is used to indicate that a variable's value cannot be modified after it is initialized. </text:p>
      <text:p text:style-name="P7"/>
      <text:p text:style-name="P7"><text:span text:style-name="T5">1</text:span> point – <text:span text:style-name="T5">Example</text:span></text:p>
      <text:p text:style-name="P1"/>
      <text:p text:style-name="P7">Answer:</text:p>
      <text:p text:style-name="P7">The "const" keyword in C++ is used to indicate that a variable's value cannot be modified after it is initialized. For instance, const int x = 5; declares a constant integer 'x' with the value 5. You cannot change the value of 'x' later in the program. It is often used to create immutable data or to ensure that function parameters do not get modified.</text:p>
      <text:p text:style-name="P4"/>
      <text:p text:style-name="P1">Score: </text:p>
      <text:p text:style-name="P9">3</text:p>
      <text:p text:style-name="P5">------------------------------------------------------------------------</text:p>
      <text:p text:style-name="P5">Rate the answer to the question.</text:p>
      <text:p text:style-name="P5"/>
      <text:p text:style-name="P5">Question:</text:p>
      <text:p text:style-name="P5">What is the purpose of the "const" keyword in C++? Provide examples.</text:p>
      <text:p text:style-name="P8"/>
      <text:p text:style-name="P8">Max<text:span text:style-name="T2">imum</text:span> score:</text:p>
      <text:p text:style-name="P10">3</text:p>
      <text:p text:style-name="P8"/>
      <text:p text:style-name="P8"><text:span text:style-name="T3">Scoring guide</text:span>:</text:p>
      <text:p text:style-name="P8">2 points – The "const" keyword in C++ is used to indicate that a variable's value cannot be modified after it is initialized. </text:p>
      <text:p text:style-name="P8"/>
      <text:p text:style-name="P8"><text:span text:style-name="T5">1</text:span> point – <text:span text:style-name="T5">Example</text:span></text:p>
      <text:p text:style-name="P2"/>
      <text:p text:style-name="P8">Answer:</text:p>
      <text:p text:style-name="P8">The "const" keyword in C++ is used to indicate that a variable's value cannot be modified after it is initialized. </text:p>
      <text:p text:style-name="P5"/>
      <text:p text:style-name="P2">Score: </text:p>
      <text:p text:style-name="P1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0:34:49.461001206</meta:creation-date>
    <dc:date>2023-09-25T20:43:15.746046565</dc:date>
    <meta:editing-duration>PT8M26S</meta:editing-duration>
    <meta:editing-cycles>2</meta:editing-cycles>
    <meta:generator>LibreOffice/7.3.7.2$Linux_X86_64 LibreOffice_project/30$Build-2</meta:generator>
    <meta:document-statistic meta:table-count="0" meta:image-count="0" meta:object-count="0" meta:page-count="1" meta:paragraph-count="28" meta:word-count="196" meta:character-count="1231" meta:non-whitespace-character-count="1054"/>
  </office:meta>
</office:document-meta>
</file>